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233143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33143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233143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33143" loext:opacity="100%" style:text-line-through-style="none" style:text-line-through-type="none" style:text-underline-style="none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4ea7fbc-7fff-5d8a-011b-241a7a4abf23"/>[Seu nome e sobrenome]</text:p>
      <text:p text:style-name="P1">[Vaga desejada]</text:p>
      <text:p text:style-name="P3"> </text:p>
      <text:p text:style-name="P1">[Telefone]</text:p>
      <text:p text:style-name="P1">[E-mail]</text:p>
      <text:p text:style-name="P1">[LinkedIn]</text:p>
      <text:p text:style-name="P4"> </text:p>
      <text:p text:style-name="P2">[Cidade e data]</text:p>
      <text:p text:style-name="P2">[Nome e sobrenome do recrutador]</text:p>
      <text:p text:style-name="P2">[Cargo do recrutador]</text:p>
      <text:p text:style-name="P2">[Nome da empresa]</text:p>
      <text:p text:style-name="P2">[Endereço completo da empresa]</text:p>
      <text:p text:style-name="P4"> </text:p>
      <text:p text:style-name="P2">Prezado [nome e sobrenome do recrutador],</text:p>
      <text:p text:style-name="P4"> </text:p>
      <text:p text:style-name="P2">Encantou-me encontrar esta vaga para [posição] na [empresa], empresa que respeito muito devido à [valor compartilhado entre você e a empresa]. Como [posição atual] por [número de anos na área] anos, desenvolvi minha habilidade de [habilidade relacionada à vaga] e fui capaz de [conquista quantificável relativa à vaga], entre outras conquistas profissionais. Eu adoraria utilizar essas habilidades para [como você pode ajudar a empresa se conseguir a vaga] como [nome da posição desejada] na [nome da empresa].</text:p>
      <text:p text:style-name="P4"> </text:p>
      <text:p text:style-name="P2">Além disso, [conquista profissional ou habilidade pessoal menos importante do que as do primeiro parágrafo, mas que merece ser incluída na carta por ser relevante à vaga].</text:p>
      <text:p text:style-name="P4"> </text:p>
      <text:p text:style-name="P2">Gostaria de ter a oportunidade de uma entrevista presencial para poder demonstrar como eu utilizaria [habilidade mencionada anteriormente] para [como você pode ajudar a empresa].</text:p>
      <text:p text:style-name="P4"> </text:p>
      <text:p text:style-name="P2">Atenciosamente,</text:p>
      <text:p text:style-name="P2">[Seu nome e sobrenome]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4T15:32:08.335000000</meta:creation-date>
    <dc:date>2023-11-24T15:33:04.068000000</dc:date>
    <meta:editing-duration>PT55S</meta:editing-duration>
    <meta:editing-cycles>1</meta:editing-cycles>
    <meta:document-statistic meta:table-count="0" meta:image-count="0" meta:object-count="0" meta:page-count="1" meta:paragraph-count="24" meta:word-count="167" meta:character-count="1125" meta:non-whitespace-character-count="966"/>
    <meta:generator>LibreOffice/7.3.2.2$Windows_X86_64 LibreOffice_project/49f2b1bff42cfccbd8f788c8dc32c1c309559be0</meta:generator>
  </office:meta>
</office:document-meta>
</file>